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82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0.2409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6">
      <style:table-cell-properties fo:border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</office:automatic-styles>
  <office:body>
    <office:spreadsheet>
      <table:table table:name="Rv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>
            <text:p>Knight</text:p>
          </table:table-cell>
          <table:table-cell office:value-type="string">
            <text:p>Random</text:p>
          </table:table-cell>
          <table:table-cell office:value-type="string">
            <text:p>mov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Random</text:p>
          </table:table-cell>
          <table:table-cell office:value-type="string">
            <text:p>Knight</text:p>
          </table:table-cell>
          <table:table-cell office:value-type="string">
            <text:p>move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table:formula="oooc:=[.A8]" office:value-type="string" office:string-value="Random">
            <text:p>Random</text:p>
          </table:table-cell>
          <table:table-cell table:style-name="ce1" table:formula="oooc:=[.B8]" office:value-type="string" office:string-value="Knight">
            <text:p>Knight</text:p>
          </table:table-cell>
          <table:table-cell table:style-name="ce1" table:formula="oooc:=[.C8]" office:value-type="string" office:string-value="moves">
            <text:p>moves</text:p>
          </table:table-cell>
          <table:table-cell/>
          <table:table-cell table:style-name="ce1" table:formula="oooc:=[.E1]" office:value-type="string" office:string-value="Knight">
            <text:p>Knight</text:p>
          </table:table-cell>
          <table:table-cell table:style-name="ce1" table:formula="oooc:=[.F1]" office:value-type="string" office:string-value="Random">
            <text:p>Random</text:p>
          </table:table-cell>
          <table:table-cell table:style-name="ce1" table:formula="oooc:=[.G1]" office:value-type="string" office:string-value="moves">
            <text:p>moves</text:p>
          </table:table-cell>
          <table:table-cell/>
        </table:table-row>
        <table:table-row table:style-name="ro1">
          <table:table-cell table:style-name="ce1" table:formula="oooc:=SUM([.A9:.A535])" office:value-type="float" office:value="284">
            <text:p>284</text:p>
          </table:table-cell>
          <table:table-cell table:style-name="ce1" table:formula="oooc:=SUM([.B9:.B535])" office:value-type="float" office:value="243">
            <text:p>243</text:p>
          </table:table-cell>
          <table:table-cell table:style-name="ce1" table:formula="oooc:=SUM([.C9:.C535])" office:value-type="float" office:value="30286">
            <text:p>30286</text:p>
          </table:table-cell>
          <table:table-cell table:style-name="ce3"/>
          <table:table-cell table:style-name="ce1" table:formula="oooc:=SUM([.E2:.E535])" office:value-type="float" office:value="278">
            <text:p>278</text:p>
          </table:table-cell>
          <table:table-cell table:style-name="ce1" table:formula="oooc:=SUM([.F2:.F535])" office:value-type="float" office:value="256">
            <text:p>256</text:p>
          </table:table-cell>
          <table:table-cell table:style-name="ce1" table:formula="oooc:=SUM([.G2:.G535])" office:value-type="float" office:value="30813">
            <text:p>30813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table:style-name="ce1" table:formula="oooc:=AVERAGE([.A9:.A535])" office:value-type="float" office:value="0.538899430740038">
            <text:p>0.54</text:p>
          </table:table-cell>
          <table:table-cell table:style-name="ce1" table:formula="oooc:=AVERAGE([.B9:.B535])" office:value-type="float" office:value="0.461100569259962">
            <text:p>0.46</text:p>
          </table:table-cell>
          <table:table-cell table:style-name="ce1" table:formula="oooc:=AVERAGE([.C9:.C535])" office:value-type="float" office:value="57.4686907020873">
            <text:p>57.47</text:p>
          </table:table-cell>
          <table:table-cell table:style-name="ce3"/>
          <table:table-cell table:style-name="ce1" table:formula="oooc:=AVERAGE([.E2:.E535])" office:value-type="float" office:value="0.52059925093633">
            <text:p>0.52</text:p>
          </table:table-cell>
          <table:table-cell table:style-name="ce1" table:formula="oooc:=AVERAGE([.F2:.F535])" office:value-type="float" office:value="0.47940074906367">
            <text:p>0.48</text:p>
          </table:table-cell>
          <table:table-cell table:style-name="ce1" table:formula="oooc:=AVERAGE([.G2:.G535])" office:value-type="float" office:value="57.7022471910112">
            <text:p>57.7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2" table:formula="oooc:=STDEV([.A9:.A535])" office:value-type="float" office:value="0.49895815728206">
            <text:p>0.4990</text:p>
          </table:table-cell>
          <table:table-cell table:style-name="ce2" table:formula="oooc:=STDEV([.B9:.B535])" office:value-type="float" office:value="0.49895815728206">
            <text:p>0.4990</text:p>
          </table:table-cell>
          <table:table-cell table:style-name="ce2" table:formula="oooc:=STDEV([.C9:.C535])" office:value-type="float" office:value="12.222060821152">
            <text:p>12.2221</text:p>
          </table:table-cell>
          <table:table-cell table:style-name="ce3"/>
          <table:table-cell table:style-name="ce2" table:formula="oooc:=STDEV([.E2:.E535])" office:value-type="float" office:value="0.500043915969511">
            <text:p>0.5000</text:p>
          </table:table-cell>
          <table:table-cell table:style-name="ce2" table:formula="oooc:=STDEV([.F2:.F535])" office:value-type="float" office:value="0.500043915969511">
            <text:p>0.5000</text:p>
          </table:table-cell>
          <table:table-cell table:style-name="ce2" table:formula="oooc:=STDEV([.G2:.G535])" office:value-type="float" office:value="12.311441413879">
            <text:p>12.3114</text:p>
          </table:table-cell>
          <table:table-cell table:style-name="ce1" office:value-type="string">
            <text:p>STDE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1/14/2008</text:date>, <text:time>22:3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11-14T21:47:46</meta:creation-date>
    <dc:creator>Steve Iannopollo</dc:creator>
    <dc:date>2008-11-14T22:35:43</dc:date>
    <dc:language>en-US</dc:language>
    <meta:editing-cycles>4</meta:editing-cycles>
    <meta:editing-duration>PT47M58S</meta:editing-duration>
    <meta:user-defined meta:name="Info 1"/>
    <meta:user-defined meta:name="Info 2"/>
    <meta:user-defined meta:name="Info 3"/>
    <meta:user-defined meta:name="Info 4"/>
    <meta:document-statistic meta:table-count="1" meta:cell-count="3216"/>
  </office:meta>
</office:document-meta>
</file>